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number-columns-repeated="8"/>
        </table:table-row>
        <table:table-row table:style-name="ro2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I20" table:end-x="0.8598in" table:end-y="0.135in" draw:z-index="1" draw:style-name="gr1" svg:width="5.8677in" svg:height="3.2705in" svg:x="0.3264in" svg:y="0.0528in">
              <draw:object draw:notify-on-update-of-ranges="RQRA.A11:RQRA.A16 RQRA.B11:RQRA.B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RQRA.O19" table:end-x="0.7114in" table:end-y="0.1539in" draw:z-index="0" draw:style-name="gr1" svg:width="4.5543in" svg:height="2.9945in" svg:x="0.6024in" svg:y="0.1732in">
              <draw:object draw:notify-on-update-of-ranges="RQRA.A11:RQRA.A16 RQRA.B11:RQRA.B1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360">
            <text:p>36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12">
            <text:p>1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88">
            <text:p>288</text:p>
          </table:table-cell>
          <table:table-cell table:number-columns-repeated="8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PP-RQ</text:p>
          </table:table-cell>
          <table:table-cell>
            <draw:frame table:end-cell-address="'RPP-RQ'.I16" table:end-x="0.6913in" table:end-y="0.1748in" draw:z-index="1" draw:style-name="gr1" svg:width="5.5413in" svg:height="2.7488in" svg:x="0.4843in" svg:y="0.0409in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>
            <draw:frame table:end-cell-address="'RPP-RQ'.N18" table:end-x="0.2075in" table:end-y="0.0205in" draw:z-index="0" draw:style-name="gr1" svg:width="3.1512in" svg:height="2.7488in" svg:x="0.6122in" svg:y="0.0614in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990">
            <text:p>99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740">
            <text:p>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1958">
            <text:p>195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04">
            <text:p>150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1680">
            <text:p>1680</text:p>
          </table:table-cell>
          <table:table-cell table:number-columns-repeated="8"/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0.6331in" table:end-y="0.0323in" draw:z-index="1" draw:style-name="gr1" svg:width="5.6512in" svg:height="2.7472in" svg:x="0.3161in" svg:y="0.0744in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2772in" table:end-y="0.1028in" draw:z-index="0" draw:style-name="gr1" svg:width="4.4843in" svg:height="3.1177in" svg:x="0.2382in" svg:y="0.1232in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97">
            <text:p>9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61">
            <text:p>161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2130">
            <text:p>213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1940">
            <text:p>19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3168">
            <text:p>316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36">
            <text:p>1536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576">
            <text:p>2576</text:p>
          </table:table-cell>
          <table:table-cell table:number-columns-repeated="8"/>
        </table:table-row>
      </table:table>
      <table:table table:name="Consuntivo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.M20" table:end-x="0.1283in" table:end-y="0.0378in" draw:z-index="0" draw:style-name="gr1" svg:width="5.6898in" svg:height="3.0756in" svg:x="0.6618in" svg:y="0.1004in">
              <draw:object draw:notify-on-update-of-ranges="Consuntivo.A11:Consuntivo.A16 Consuntivo.B11:Consuntivo.B16 Consuntivo.E11:Consuntivo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.F34" table:end-x="0.2571in" table:end-y="0.1748in" draw:z-index="1" draw:style-name="gr1" svg:width="4.4551in" svg:height="2.7484in" svg:x="0.7705in" svg:y="0.0413in">
              <draw:object draw:notify-on-update-of-ranges="Consuntivo.A2:Consuntivo.A7 Consuntivo.B2:Consuntivo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RR-RPP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R-RPP</text:p>
          </table:table-cell>
          <table:table-cell>
            <draw:frame table:end-cell-address="'RR-RPP'.I15" table:end-x="0.7606in" table:end-y="0.1705in" draw:z-index="1" draw:style-name="gr1" svg:width="5.7886in" svg:height="2.5185in" svg:x="0.3063in" svg:y="0.0925in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RR-RPP'.N17" table:end-x="0.0087in" table:end-y="0.065in" draw:z-index="0" draw:style-name="gr1" svg:width="3.1492in" svg:height="2.7472in" svg:x="0.4154in" svg:y="0.1071in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02/22/2009</text:date>, <text:time>17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urizio Rizzo</meta:initial-creator>
    <meta:creation-date>2009-02-15T16:20:22</meta:creation-date>
    <dc:date>2009-02-22T17:46:38</dc:date>
    <dc:creator>Maurizio Rizzo</dc:creator>
    <meta:editing-duration>PT01H41M11S</meta:editing-duration>
    <meta:editing-cycles>4</meta:editing-cycles>
    <meta:generator>OpenOffice.org/3.0$Linux OpenOffice.org_project/300m15$Build-9379</meta:generator>
    <meta:document-statistic meta:table-count="5" meta:cell-count="152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7cm" chart:class="chart:bar" chart:style-name="ch1">
        <chart:title svg:x="5.934cm" svg:y="0.142cm" chart:style-name="ch2">
          <text:p>Totale costi</text:p>
        </chart:title>
        <chart:plot-area chart:style-name="ch3" table:cell-range-address="Totale.A11:Totale.B16" chart:data-source-has-labels="column" svg:x="0.287cm" svg:y="0.799cm" svg:width="13.78cm" svg:height="6.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.B11:Totale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2130">
                <text:p text:id="Totale.B11:Totale.B16">213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17cm" svg:height="6.982cm" chart:class="chart:ring" chart:style-name="ch1">
        <chart:legend chart:legend-position="end" svg:x="8.368cm" svg:y="2.293cm" chart:style-name="ch2"/>
        <chart:plot-area chart:style-name="ch3" table:cell-range-address="Consuntivo.A2:Consuntivo.B7" chart:data-source-has-labels="column" svg:x="0.226cm" svg:y="0.164cm" svg:width="7.458cm" svg:height="6.56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2:Consuntivo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.B2:Consuntivo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onsuntivo.A2:Consuntivo.A7">Responsabile</text:p>
              </table:table-cell>
              <table:table-cell office:value-type="float" office:value="18">
                <text:p text:id="Consuntivo.B2:Consuntivo.B7"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3cm" svg:y="2.075cm" chart:style-name="ch2"/>
        <chart:plot-area chart:style-name="ch3" table:cell-range-address="Totale.A11:Totale.B16" chart:data-source-has-labels="column" svg:x="0.227cm" svg:y="0.903cm" svg:width="7.509cm" svg:height="6.70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2130">
                <text:p text:id="Totale.B11:Totale.B16">213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704cm" svg:height="6.398cm" chart:class="chart:bar" chart:style-name="ch1">
        <chart:title svg:x="5.887cm" svg:y="0.128cm" chart:style-name="ch2">
          <text:p>RR-RPP Costi</text:p>
        </chart:title>
        <chart:plot-area chart:style-name="ch3" table:cell-range-address="'RR-RPP'.A11:'RR-RPP'.B16" chart:data-source-has-labels="column" svg:x="0.293cm" svg:y="0.774cm" svg:width="14.116cm" svg:height="5.4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R-RPP'.B11:'RR-RPP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610004425049pt" style:font-size-asian="12.9610004425049pt" style:font-size-complex="12.9610004425049pt"/>
    </style:style>
    <style:style style:name="ch3" style:family="chart">
      <style:graphic-properties draw:stroke="none" svg:stroke-color="#b3b3b3" draw:fill="none" draw:fill-color="#e6e6e6"/>
      <style:text-properties fo:font-size="7.97599983215332pt" style:font-size-asian="7.97599983215332pt" style:font-size-complex="7.97599983215332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9cm" chart:class="chart:ring" chart:style-name="ch1">
        <chart:title svg:x="2.083cm" svg:y="0.141cm" chart:style-name="ch2">
          <text:p>RR-RPP Costi/Ore</text:p>
        </chart:title>
        <chart:legend chart:legend-position="end" svg:x="5.591cm" svg:y="1.829cm" chart:style-name="ch3"/>
        <chart:plot-area chart:style-name="ch4" table:cell-range-address="'RR-RPP'.A11:'RR-RPP'.B16" chart:data-source-has-labels="column" svg:x="0.16cm" svg:y="0.797cm" svg:width="5.272cm" svg:height="5.90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R-RPP'.A11:'RR-RPP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R-RPP'.B11:'RR-RPP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076cm" svg:height="6.983cm" chart:class="chart:bar" chart:style-name="ch1">
        <chart:title svg:x="5.547cm" svg:y="0.141cm" chart:style-name="ch2">
          <text:p>RPP-RQ Costi</text:p>
        </chart:title>
        <chart:plot-area chart:style-name="ch3" table:cell-range-address="'RPP-RQ'.A11:'RPP-RQ'.B16" chart:data-source-has-labels="column" svg:x="0.28cm" svg:y="0.797cm" svg:width="13.513cm" svg:height="6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9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.005cm" svg:height="6.983cm" chart:class="chart:ring" chart:style-name="ch1">
        <chart:title svg:x="2.511cm" svg:y="0.141cm" chart:style-name="ch2">
          <text:p>RPP-RQ Costi</text:p>
        </chart:title>
        <chart:legend chart:legend-position="end" svg:x="5.595cm" svg:y="1.826cm" chart:style-name="ch3"/>
        <chart:plot-area chart:style-name="ch4" table:cell-range-address="'RPP-RQ'.A11:'RPP-RQ'.B16" chart:data-source-has-labels="column" svg:x="0.159cm" svg:y="0.797cm" svg:width="5.277cm" svg:height="5.9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PP-RQ'.A11:'RPP-RQ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PP-RQ'.B11:'RPP-RQ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05cm" svg:height="8.308cm" chart:class="chart:bar" chart:style-name="ch1">
        <chart:plot-area chart:style-name="ch2" table:cell-range-address="RQRA.A11:RQRA.B16" chart:data-source-has-labels="column" svg:x="0.297cm" svg:y="0.949cm" svg:width="14.309cm" svg:height="7.1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A11:RQRA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B11:RQRA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272859573364pt" style:font-size-asian="14.1272859573364pt" style:font-size-complex="14.1272859573364pt"/>
    </style:style>
    <style:style style:name="ch3" style:family="chart">
      <style:graphic-properties draw:stroke="none" svg:stroke-color="#b3b3b3" draw:fill="none" draw:fill-color="#e6e6e6"/>
      <style:text-properties fo:font-size="8.6937141418457pt" style:font-size-asian="8.6937141418457pt" style:font-size-complex="8.6937141418457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1.569cm" svg:height="7.607cm" chart:class="chart:ring" chart:style-name="ch1">
        <chart:title svg:x="3.198cm" svg:y="0.152cm" chart:style-name="ch2">
          <text:p>
</text:p>
        </chart:title>
        <chart:legend chart:legend-position="end" svg:x="8.086cm" svg:y="1.994cm" chart:style-name="ch3"/>
        <chart:plot-area chart:style-name="ch4" table:cell-range-address="RQRA.A11:RQRA.B16" chart:data-source-has-labels="column" svg:x="0.339cm" svg:y="0.868cm" svg:width="7.623cm" svg:height="6.43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QRA.A11:RQRA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QRA.B11:RQRA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5922393798828pt" style:font-size-asian="12.5922393798828pt" style:font-size-complex="12.5922393798828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3cm" svg:height="7.813cm" chart:class="chart:bar" chart:style-name="ch1">
        <chart:title svg:x="9.424cm" svg:y="0.158cm" chart:style-name="ch2">
          <text:p>Consuntivo/Preventivo</text:p>
        </chart:title>
        <chart:plot-area chart:style-name="ch3" table:cell-range-address="Consuntivo.A11:Consuntivo.B16 Consuntivo.E11:Consuntivo.E16" chart:data-source-has-labels="column" svg:x="0.412cm" svg:y="0.763cm" svg:width="11.6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11:Consuntivo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.B11:Consuntivo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.E11:Consuntivo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Consuntivo.A11:Consuntivo.A16">Responsabile</text:p>
              </table:table-cell>
              <table:table-cell office:value-type="float" office:value="540">
                <text:p text:id="Consuntivo.B11:Consuntivo.B16">540</text:p>
              </table:table-cell>
              <table:table-cell office:value-type="float" office:value="750">
                <text:p text:id="Consuntivo.E11:Consuntivo.E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